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16.988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>
      <style:paragraph-properties fo:line-height="150%" fo:text-align="end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line-height="150%" fo:text-align="end" style:justify-single-word="false" fo:hyphenation-ladder-count="no-limit">
        <style:tab-stops>
          <style:tab-stop style:position="16.988cm" style:leader-style="solid" style:leader-text="_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line-height="150%" fo:text-align="center" style:justify-single-word="false" fo:hyphenation-ladder-count="no-limit"/>
      <style:text-properties fo:text-transform="uppercase" style:font-name="Calibri" fo:font-size="14pt" fo:language="uk" fo:country="UA" fo:font-weight="bold" style:letter-kerning="true" style:font-name-asian="Times New Roman1" style:font-size-asian="14pt" style:language-asian="uk" style:country-asian="UA" style:font-weight-asian="bold" style:font-name-complex="Times New Roman1" style:font-size-complex="12pt" fo:hyphenate="false" fo:hyphenation-remain-char-count="2" fo:hyphenation-push-char-count="2"/>
    </style:style>
    <style:style style:name="P7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16.988cm" style:leader-style="solid" style:leader-text="_"/>
        </style:tab-stops>
      </style:paragraph-properties>
      <style:text-properties fo:text-transform="uppercase" style:font-name="Calibri" fo:font-size="14pt" fo:language="uk" fo:country="UA" fo:font-weight="bold" style:letter-kerning="true" style:font-name-asian="Times New Roman1" style:font-size-asian="14pt" style:language-asian="uk" style:country-asian="UA" style:font-weight-asian="bold" style:font-name-complex="Times New Roman1" style:font-size-complex="12pt" fo:hyphenate="false" fo:hyphenation-remain-char-count="2" fo:hyphenation-push-char-count="2"/>
    </style:style>
    <style:style style:name="P8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16.988cm" style:leader-style="solid" style:leader-text="_"/>
        </style:tab-stops>
      </style:paragraph-properties>
      <style:text-properties fo:text-transform="uppercase" style:font-name="Calibri" fo:font-size="14pt" fo:font-weight="bold" style:letter-kerning="true" style:font-name-asian="Times New Roman1" style:font-size-asian="14pt" style:language-asian="uk" style:country-asian="UA" style:font-weight-asian="bold" style:font-name-complex="Times New Roman1" style:font-size-complex="12pt" fo:hyphenate="false" fo:hyphenation-remain-char-count="2" fo:hyphenation-push-char-count="2"/>
    </style:style>
    <style:style style:name="P9" style:family="paragraph" style:parent-style-name="Standard">
      <style:paragraph-properties fo:line-height="150%" fo:text-align="center" style:justify-single-word="false" fo:hyphenation-ladder-count="no-limit"/>
      <style:text-properties style:font-name="Calibri" style:letter-kerning="true" style:font-name-asian="Times New Roman1" style:language-asian="uk" style:country-asian="UA" style:font-name-complex="Times New Roman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line-height="150%" fo:text-align="center" style:justify-single-word="false" fo:hyphenation-ladder-count="no-limit">
        <style:tab-stops>
          <style:tab-stop style:position="16.988cm" style:leader-style="solid" style:leader-text="_"/>
        </style:tab-stops>
      </style:paragraph-properties>
      <style:text-properties style:font-name="Calibri" fo:font-size="14pt" fo:language="uk" fo:country="UA" style:letter-kerning="true" style:font-name-asian="Times New Roman1" style:font-size-asian="14pt" style:language-asian="uk" style:country-asian="UA" style:font-name-complex="Times New Roman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text-align="end" style:justify-single-word="false"/>
      <style:text-properties style:font-name="Calibri" fo:font-size="14pt" style:letter-kerning="true" style:font-name-asian="Times New Roman1" style:font-size-asian="14pt" style:language-asian="uk" style:country-asian="UA" style:font-name-complex="Times New Roman1" style:font-size-complex="12pt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932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5.932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>
        <style:tab-stops>
          <style:tab-stop style:position="5.932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P18" style:family="paragraph" style:parent-style-name="Standard" style:master-page-name="Standard">
      <style:paragraph-properties fo:line-height="150%"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5.932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20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5.932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text-transform="uppercase" style:font-name="Calibri" fo:font-size="14pt" fo:language="uk" fo:country="UA" fo:font-weight="bold" style:letter-kerning="true" style:font-name-asian="Times New Roman1" style:font-size-asian="14pt" style:language-asian="uk" style:country-asian="UA" style:font-weight-asian="bold" style:font-name-complex="Calibri1" style:font-size-complex="14pt" style:font-weight-complex="bold"/>
    </style:style>
    <style:style style:name="T3" style:family="text">
      <style:text-properties fo:text-transform="uppercase" style:font-name="Calibri" fo:font-size="14pt" fo:language="uk" fo:country="UA" fo:font-weight="bold" style:letter-kerning="true" style:font-name-asian="Times New Roman1" style:font-size-asian="14pt" style:language-asian="uk" style:country-asian="UA" style:font-weight-asian="bold" style:font-name-complex="Times New Roman1" style:font-size-complex="12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2pt"/>
    </style:style>
    <style:style style:name="T5" style:family="text">
      <style:text-properties style:font-name="Calibri" fo:font-size="14pt" fo:language="uk" fo:country="UA" style:letter-kerning="true" style:font-name-asian="Times New Roman1" style:font-size-asian="14pt" style:language-asian="uk" style:country-asian="UA" style:font-name-complex="Times New Roman1" style:font-size-complex="12pt"/>
    </style:style>
    <style:style style:name="T6" style:family="text">
      <style:text-properties style:font-name="Calibri" fo:font-size="14pt" style:letter-kerning="true" style:font-name-asian="Times New Roman1" style:font-size-asian="14pt" style:language-asian="uk" style:country-asian="UA" style:font-name-complex="Times New Roman1" style:font-size-complex="12pt"/>
    </style:style>
    <style:style style:name="T7" style:family="text">
      <style:text-properties style:font-name="Calibri" fo:font-size="12pt" fo:language="uk" fo:country="UA" style:letter-kerning="true" style:font-name-asian="Times New Roman1" style:font-size-asian="12pt" style:language-asian="uk" style:country-asian="UA" style:font-name-complex="Times New Roman1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Міністерство освіти і науки, МОЛОДІ І СПОРТУ України</text:span></text:p>
      <text:p text:style-name="P2"><text:span text:style-name="T3">Національний технічний університет України</text:span></text:p>
      <text:p text:style-name="P2"><text:span text:style-name="T3">«Київський політехнічний інститут ім. Ігоря сікорського»</text:span></text:p>
      <text:p text:style-name="P6"/>
      <text:p text:style-name="P3"><text:span text:style-name="T3">Кафедра конструювання КЕОА</text:span></text:p>
      <text:p text:style-name="P8"/>
      <text:p text:style-name="P7"/>
      <text:p text:style-name="P2"><text:span text:style-name="T4">Розрахунково – графічна робота</text:span><text:span text:style-name="T5"><text:line-break/>по курсу </text:span></text:p>
      <text:p text:style-name="P2"><text:span text:style-name="T7">«Обчислювальні та мікропроцесорні засоби в радіоелектронній апаратурі — 1»</text:span></text:p>
      <text:p text:style-name="P2"><text:span text:style-name="T5">за темою</text:span></text:p>
      <text:p text:style-name="P2"><text:span text:style-name="T5">“Watchdog timer”</text:span></text:p>
      <text:p text:style-name="P9"/>
      <text:p text:style-name="P10"/>
      <text:p text:style-name="P10"/>
      <text:p text:style-name="P4"><text:span text:style-name="T5">Виконав:<text:tab/><text:tab/><text:tab/></text:span></text:p>
      <text:p text:style-name="P5"><text:span text:style-name="T5">студент гр. ДК-61</text:span></text:p>
      <text:p text:style-name="P5"><text:span text:style-name="T5">Шваюк М.В.</text:span></text:p>
      <text:p text:style-name="P4"><text:span text:style-name="T5">Перевірив:<text:tab/><text:tab/><text:tab/></text:span></text:p>
      <text:p text:style-name="P12"><text:span text:style-name="T6">Тимофій Ходнєв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p text:style-name="P1"><text:span text:style-name="T1">Київ-2018</text:span></text:p>
      <text:p text:style-name="P16"><text:soft-page-break/>Вступ</text:p>
      <text:p text:style-name="P13"><text:tab/>Моїм завданням на РГР було створення модуля watchdog — timer до мого software процесору, що базується на архітектурі MIPS. Watchdog timer є абсолютно необхідним елементом будь-якої Embedded системи, а особливо тих, що мають працювати без людського втручання впродовж тривалого часу.</text:p>
      <text:p text:style-name="P13"><text:tab/>Давайте розглянемо наступний приклад. Нехай у нас є <text:s/>Embedded система, яка працює віддалено, без втручання людини. Це може бути метеорологічний датчик, розташований високо в горах, датчик вологості ґрунту на полі, на основі чиїх даних система приймає рішення про те чи варто починати полив, Wi-fi маршрутизатор, який стоїть десь в коморі і до якого по-хорошому людина не має ніколи підходити (бо якщо все працює — в цьому немає сенсу), або навіть марсохід, доставка якого на іншу планету коштувала сотні мільйонів долларів та сотні тисяч людино-годин. Тепер давайте уявимо, що всередині керуючого процесора цих пристроїв стався збій на рівні заліза і він просто “завис”, перестав приймати команди і відповідати на них. У такому випадку систему необхідно перезавантажити, щоб вивести її з цієї мертвої точки. У випадку Wi-fi роутера це зробить людина, в якої зникне інтернет, та і навіть у випадку датчика на полі його зможе замінити технічних спеціаліст, коли він побачить, що датчик перестав надсилати команди (але при цьому вже може бути порушений режим поливу рослин і це негативно скажеться на врожаї). Якщо ж таке сталося в метеодатчику, який знаходиться за десятки, або й сотні кілометрів від цивілізації, або тим паче марсоході, до якого фізично неможливо дістатися (не відправляючи аналогічну місію) — то нам загрожує абсолютне фіаско, бо ціна поломки таких пристроїв величезна, а кількість роботи, необхідна для повернення їх до життя дуже висока. Також не можна забувати про медичні системи, або системи забеспечення безпеки у авіалайнерах, потягах, автомобілях, від яких залежать людські життя і неприпустимо щоб там могла бути хоча б мінімальна вірогідність виходу приладу з ладу і “зависання”. Для роз'вязання цієї проблеми і був придуманий watchdog timer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oft-page-break/>Опис роботи watchdog timer і їх види</text:p>
      <text:p text:style-name="P20"><text:s text:c="10"/>Весь сенс роботи watchdog timer полягає у наступному: він має постійно періодично отримувати сигнал від процесора про те, що система функціонує справно та не зависла. Будемо називати інструкцію, яка генерує такий сигнал <text:span text:style-name="T8">CLRWDT</text:span>. Якщо протягом певного періоду часу такий сигнал не приходить — відбувається зкидання системи.</text:p>
      <text:p text:style-name="P19"><text:s text:c="10"/>Моя реалізація watchdog timer буде працювати наступним чином:</text:p>
      <text:list xml:id="list6271800832441109019" text:style-name="L1">
        <text:list-item>
          <text:p text:style-name="P15">Впродовж часу <text:span text:style-name="T10">t_wait </text:span>watchdog очікує на сигнал <text:s/><text:span text:style-name="T8">CLRWDT</text:span>. Якщо його не було — відбувається перехід у стан <text:span text:style-name="T10">safe_state</text:span><text:span text:style-name="T11">. У цьому стані система “завмирає” (двигуни перестають рухатися, датчики — записувати дані, передавачі — передавати інформацію тощо).</text:span></text:p>
        </text:list-item>
        <text:list-item>
          <text:p text:style-name="P15"><text:span text:style-name="T11">Watchdog очікує ще один період часу </text:span><text:span text:style-name="T10">t_wait </text:span><text:span text:style-name="T11">щоб дати процесору можливість вийти із зависання без перезавантаження. Якщо в цей проміжок часу відбувається приходить сигнал <text:s/></text:span><text:span text:style-name="T12">CLRWDT — </text:span><text:span text:style-name="T11">система повертається до нормальної роботи, у іншому випадку відбувається </text:span><text:span text:style-name="T10">hard_RESET — </text:span><text:span text:style-name="T11">hardware перезавантаження системи, яке досягається утриманням активного логічного рівня на виводі RESET мікроконтролера.</text:span></text:p>
        </text:list-item>
        <text:list-item>
          <text:p text:style-name="P15"><text:span text:style-name="T11">Watchdog утримує активний логічний рівень на виводі <text:s/>RESET впродовж часу </text:span><text:span text:style-name="T10">t_reset</text:span><text:span text:style-name="T11">, потім система перезавантажується та повертається до нормальної роботи. </text:span></text:p>
          <text:p text:style-name="P15"><text:span text:style-name="T11"/></text:p>
        </text:list-item>
      </text:list>
      <text:p text:style-name="P14"><text:span text:style-name="T11"><text:s text:c="10"/>Тривалість проміжків часу <text:s/></text:span><text:span text:style-name="T10">t_wait </text:span><text:span text:style-name="T11">та <text:s/></text:span><text:span text:style-name="T10">t_reset </text:span><text:span text:style-name="T11">можна регулювати, записуючи їх значення у відповідні регістри.</text:span></text:p>
      <text:p text:style-name="P14"><text:span text:style-name="T11"><text:s text:c="10"/>Сигнал <text:s/></text:span><text:span text:style-name="T12">CLRWDT </text:span><text:span text:style-name="T11">може приходити асинхронно, система це передбачає.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uk" fo:country="UA" style:font-name-asian="DejaVu Sans Condensed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DejaVu Sans Condensed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8-12-19T00:50:17</dc:date>
    <dc:creator>Max Shvayuk</dc:creator>
    <meta:generator>OpenOffice/4.1.5$Unix OpenOffice.org_project/415m1$Build-9789</meta:generator>
    <meta:editing-duration>PT1H10M49S</meta:editing-duration>
    <meta:editing-cycles>40</meta:editing-cycles>
    <meta:document-statistic meta:table-count="0" meta:image-count="0" meta:object-count="0" meta:page-count="3" meta:paragraph-count="25" meta:word-count="549" meta:character-count="3864"/>
  </office:meta>
</office:document-meta>
</file>